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util.Scanner;</text:p>
      <text:p text:style-name="Standard"/>
      <text:p text:style-name="Standard">public class VerificaMaiorIdade {</text:p>
      <text:p text:style-name="Standard"/>
      <text:p text:style-name="Standard"><text:s text:c="3"/>public static void main(String[] args) {</text:p>
      <text:p text:style-name="Standard"><text:s text:c="6"/>Scanner sc = new Scanner(System.in);</text:p>
      <text:p text:style-name="Standard"/>
      <text:p text:style-name="Standard"><text:s text:c="6"/>System.out.println("Digite seu nome: ");</text:p>
      <text:p text:style-name="Standard"><text:s text:c="6"/>String nome = sc.nextLine();</text:p>
      <text:p text:style-name="Standard"/>
      <text:p text:style-name="Standard"><text:s text:c="6"/>System.out.println("Digite o seu ano de nascimento: ");</text:p>
      <text:p text:style-name="Standard"><text:s text:c="6"/>int anoNascimento = sc.nextInt();</text:p>
      <text:p text:style-name="Standard"><text:s text:c="6"/>int idade = 2021 - anoNascimento;</text:p>
      <text:p text:style-name="Standard"/>
      <text:p text:style-name="Standard"><text:s text:c="6"/>if (idade &gt;= 18) {</text:p>
      <text:p text:style-name="Standard"><text:s text:c="9"/>System.out.println("Bem vindo " + nome + ", neste ano você completa " + idade + " anos, portanto é maior de idade.");</text:p>
      <text:p text:style-name="Standard"><text:s text:c="6"/>} else {</text:p>
      <text:p text:style-name="Standard"><text:s text:c="9"/>System.out.println("Bem vindo " + nome + ", neste ano você completa " + idade + " anos, portanto é menor de idade.");</text:p>
      <text:p text:style-name="Standard"><text:s text:c="6"/>}</text:p>
      <text:p text:style-name="Standard"><text:s text:c="3"/>}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97" meta:character-count="664" meta:non-whitespace-character-count="505"/>
    <meta:generator>LibreOfficeDev/6.0.5.2$Linux_X86_64 LibreOffice_project/</meta:generator>
  </office:meta>
</office:document-meta>
</file>